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くそう！　あの高飛車女めー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Curses! That damned, high-handed floozy—!!</text:p>
          </table:table-cell>
          <table:table-cell table:number-columns-repeated="1020"/>
        </table:table-row>
        <table:table-row>
          <table:table-cell table:style-name="ce0" office:value-type="string">
            <text:p>どこまでもあたしの邪魔をー！！</text:p>
          </table:table-cell>
          <table:table-cell table:style-name="ce0"/>
          <table:table-cell table:style-name="ce0"/>
          <table:table-cell table:style-name="ce0" office:value-type="string">
            <text:p>When will she stop getting in my way—?!!</text:p>
          </table:table-cell>
          <table:table-cell table:number-columns-repeated="1020"/>
        </table:table-row>
        <table:table-row>
          <table:table-cell table:style-name="ce0" office:value-type="string">
            <text:p>邪魔をしてくるのは、今に始まったことでは
ありません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is is certainly not the first time she
has meddled in our affairs, but...</text:p>
          </table:table-cell>
          <table:table-cell table:number-columns-repeated="1020"/>
        </table:table-row>
        <table:table-row>
          <table:table-cell table:style-name="ce0" office:value-type="string">
            <text:p>あの異常な魔力・・・解せません・・・</text:p>
          </table:table-cell>
          <table:table-cell table:style-name="ce0"/>
          <table:table-cell table:style-name="ce0"/>
          <table:table-cell table:style-name="ce0" office:value-type="string">
            <text:p>That absurd Magical power... it is beyond
all comprehens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修行をしたんだろうねー？
えへ！　気になっちゃう！　えへへ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 wonder what kind of training regime they
have—? Eheh! I just have to know! Eheheh!
Eheheh!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ぅﾞぃすてぃさま、ぉからだのぐぁぃゎどぅです
　か？」</text:p>
          </table:table-cell>
          <table:table-cell table:style-name="ce0"/>
          <table:table-cell table:style-name="ce0"/>
          <table:table-cell table:style-name="ce0" office:value-type="string">
            <text:p>Deep Blue
“Visti-Sama, How Are Your Wounds?”</text:p>
          </table:table-cell>
          <table:table-cell table:number-columns-repeated="1020"/>
        </table:table-row>
        <table:table-row>
          <table:table-cell table:style-name="ce0" office:value-type="string">
            <text:p>灼天狂鬼
「激ッ！！　蒼麗の歌姫などとぬかす小娘との
　戦いは、熾烈を極めたと聞くッ！！」</text:p>
          </table:table-cell>
          <table:table-cell table:style-name="ce0"/>
          <table:table-cell table:style-name="ce0"/>
          <table:table-cell table:style-name="ce0" office:value-type="string">
            <text:p>Empyreon
“GRGH!! I hear the battle against the wench
known as the Diva of Splendor was truly
fierce!!”</text:p>
          </table:table-cell>
          <table:table-cell table:number-columns-repeated="1020"/>
        </table:table-row>
        <table:table-row>
          <table:table-cell table:style-name="ce0" office:value-type="string">
            <text:p>深い傷を負わせてやりましたが、こちらも
無視できないレベルのダメージを刻まれ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ough I did deal some heavy wounds, I too
incurred a level of damage I cannot simply
shrug off.</text:p>
          </table:table-cell>
          <table:table-cell table:number-columns-repeated="1020"/>
        </table:table-row>
        <table:table-row>
          <table:table-cell table:style-name="ce0" office:value-type="string">
            <text:p>しばらくは戦線を離脱することになりそうです。</text:p>
          </table:table-cell>
          <table:table-cell table:style-name="ce0"/>
          <table:table-cell table:style-name="ce0"/>
          <table:table-cell table:style-name="ce0" office:value-type="string">
            <text:p>I will have to stay off of the front lines
for the time being.</text:p>
          </table:table-cell>
          <table:table-cell table:number-columns-repeated="1020"/>
        </table:table-row>
        <table:table-row>
          <table:table-cell table:style-name="ce0" office:value-type="string">
            <text:p>えへへへ！！　わたしもいっぱい攻撃
されちゃったー！　痛かったな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! I was attacked lots and lots,
too—! It hurts, bad—! Eheh!</text:p>
          </table:table-cell>
          <table:table-cell table:number-columns-repeated="1020"/>
        </table:table-row>
        <table:table-row>
          <table:table-cell table:style-name="ce0" office:value-type="string">
            <text:p>まさか、あそこまでデキるようになってた
なんて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 can't believe they were able to put so
much as a scratch on you...</text:p>
          </table:table-cell>
          <table:table-cell table:number-columns-repeated="1020"/>
        </table:table-row>
        <table:table-row>
          <table:table-cell table:style-name="ce0" office:value-type="string">
            <text:p>ど、どうしたらいい？</text:p>
          </table:table-cell>
          <table:table-cell table:style-name="ce0"/>
          <table:table-cell table:style-name="ce0"/>
          <table:table-cell table:style-name="ce0" office:value-type="string">
            <text:p>Wh-What shall we do now?</text:p>
          </table:table-cell>
          <table:table-cell table:number-columns-repeated="1020"/>
        </table:table-row>
        <table:table-row>
          <table:table-cell table:style-name="ce0" office:value-type="string">
            <text:p>そうですね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 good question...</text:p>
          </table:table-cell>
          <table:table-cell table:number-columns-repeated="1020"/>
        </table:table-row>
        <table:table-row>
          <table:table-cell table:style-name="ce0" office:value-type="string">
            <text:p>私とブロンシュはしばらく動きが取れませんが、
それは向こうも同じこと。</text:p>
          </table:table-cell>
          <table:table-cell table:style-name="ce0"/>
          <table:table-cell table:style-name="ce0"/>
          <table:table-cell table:style-name="ce0" office:value-type="string">
            <text:p>Blanche and I cannot afford to move right
now, but I expect that goes for the enemy,
as well.</text:p>
          </table:table-cell>
          <table:table-cell table:number-columns-repeated="1020"/>
        </table:table-row>
        <table:table-row>
          <table:table-cell table:style-name="ce0" office:value-type="string">
            <text:p>現時点では、最も厄介な敵は熾天少女たち
でしょう。</text:p>
          </table:table-cell>
          <table:table-cell table:style-name="ce0"/>
          <table:table-cell table:style-name="ce0"/>
          <table:table-cell table:style-name="ce0" office:value-type="string">
            <text:p>At the moment, our most dangerous foes would
be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こわいよねー、熾天少女！　えへへ！！
また追っかけてきたらどうしよっかー？
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They sure are scary, those Heavenly Maidens—!
Eheheh!! Whatever would we do if they found
us—? Eheh! Eheh!</text:p>
          </table:table-cell>
          <table:table-cell table:number-columns-repeated="1020"/>
        </table:table-row>
        <table:table-row>
          <table:table-cell table:style-name="ce0" office:value-type="string">
            <text:p>そ、それは困るぞ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D-Don't even say it!!</text:p>
          </table:table-cell>
          <table:table-cell table:number-columns-repeated="1020"/>
        </table:table-row>
        <table:table-row>
          <table:table-cell table:style-name="ce0" office:value-type="string">
            <text:p>お前たちが戦えないんじゃ、手の打ちようが・・・</text:p>
          </table:table-cell>
          <table:table-cell table:style-name="ce0"/>
          <table:table-cell table:style-name="ce0"/>
          <table:table-cell table:style-name="ce0" office:value-type="string">
            <text:p>With the two of you out of the picture, I
would be all but...</text:p>
          </table:table-cell>
          <table:table-cell table:number-columns-repeated="1020"/>
        </table:table-row>
        <table:table-row>
          <table:table-cell table:style-name="ce0" office:value-type="string">
            <text:p>灼天狂鬼
「訂ッ！！　カラット様！　吾輩どものことを
　忘れてもらっては困りまするッ！！」</text:p>
          </table:table-cell>
          <table:table-cell table:style-name="ce0"/>
          <table:table-cell table:style-name="ce0"/>
          <table:table-cell table:style-name="ce0" office:value-type="string">
            <text:p>Empyreon
“HALT!! Carat-sama! Are not you forgetting
we Hellish Kings?!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そぅだょ！　ゎたしたちもりっぱなせんりょくに
　なるからぁんしんしてぃぃょ！」</text:p>
          </table:table-cell>
          <table:table-cell table:style-name="ce0"/>
          <table:table-cell table:style-name="ce0"/>
          <table:table-cell table:style-name="ce0" office:value-type="string">
            <text:p>Deep Blue
“Exactly! There's No Need To Panic. We, Too,
Are Perfectly Capable Fighters!”</text:p>
          </table:table-cell>
          <table:table-cell table:number-columns-repeated="1020"/>
        </table:table-row>
        <table:table-row>
          <table:table-cell table:style-name="ce0" office:value-type="string">
            <text:p>灼天狂鬼
「案ッ！！　ここで吾輩に、熾天少女どもを
　叩きのめす、良い策略があるッ！！」</text:p>
          </table:table-cell>
          <table:table-cell table:style-name="ce0"/>
          <table:table-cell table:style-name="ce0"/>
          <table:table-cell table:style-name="ce0" office:value-type="string">
            <text:p>Empyreon
“RRGH!! I have a strategy we can use to beat
those Heavenly Maidens into the ground!!”</text:p>
          </table:table-cell>
          <table:table-cell table:number-columns-repeated="1020"/>
        </table:table-row>
        <table:table-row>
          <table:table-cell table:style-name="ce0" office:value-type="string">
            <text:p>灼天狂鬼
「吾輩とディープブルーのタッグで、とある
　作戦を実行したいと考えているッ！！」</text:p>
          </table:table-cell>
          <table:table-cell table:style-name="ce0"/>
          <table:table-cell table:style-name="ce0"/>
          <table:table-cell table:style-name="ce0" office:value-type="string">
            <text:p>Empyreon
“Requesting permission to team up with
Deep Blue and execute my plan!!”</text:p>
          </table:table-cell>
          <table:table-cell table:number-columns-repeated="1020"/>
        </table:table-row>
        <table:table-row>
          <table:table-cell table:style-name="ce0" office:value-type="string">
            <text:p>ほう、聞かせていただきましょう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h. Let me hear this plan of yours.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）</text:p>
          </table:table-cell>
          <table:table-cell table:style-name="ce0" office:value-type="string">
            <text:p>Map018</text:p>
          </table:table-cell>
          <table:table-cell table:style-name="ce0"/>
          <table:table-cell table:style-name="ce0" office:value-type="string">
            <text:p>(*glance* *glance*...)</text:p>
          </table:table-cell>
          <table:table-cell table:number-columns-repeated="1020"/>
        </table:table-row>
        <table:table-row>
          <table:table-cell table:style-name="ce0" office:value-type="string">
            <text:p>（あれ？　そういえばこの新しいアジ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トイレはどこ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ブロンシュ、ブロンシ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？　どうしたのカラットさま～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？　トイレ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残念だけどカラットさま、ここにはまだ
トイレ無いんだ～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っ！？　な、なんで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せ、山頂の洞窟を改造した急ごしらえの
アジトだからねー！　え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早く作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いのは山々なのですが、一番の
技術者であるDr.FLASHがやられてしまった
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道設備を建造するノウハウが我々には
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分はあきらめていただくしかな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！？　あきらめ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ってつまり、あたしにそのへんの岩陰で
済ませろってことか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。</text:p>
          </table:table-cell>
          <table:table-cell table:style-name="ce0" office:value-type="string">
            <text:p>Map616</text:p>
          </table:table-cell>
          <table:table-cell table:style-name="ce0"/>
          <table:table-cell table:style-name="ce0" office:value-type="string">
            <text:p>That is correct.</text:p>
          </table:table-cell>
          <table:table-cell table:number-columns-repeated="1020"/>
        </table:table-row>
        <table:table-row>
          <table:table-cell table:style-name="ce0" office:value-type="string">
            <text:p>そうです、じゃないだろ！！　あ、あたしは
ダジェルバージ家の栄誉ある息女カラットだぞ
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たしが、トイレじゃないところで
おしっこするとかありえないよっ！！！
おかしい！　ぜったいおかし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われましても、現状、この場にトイレが
無いので致し方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は体によくないよ～？　早くスッキリして
きたほうがいいよ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だやだ！　トイレじゃなきゃおしっこしない
もん！！　淑女のマナー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困り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我慢できません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るよ！　子供じゃないん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先に熾天少女打破の策についての
話をまとめ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と、トイレの問題について講じることと
します。　よ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わ、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ごめんねカラットさま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それでは改めて、あなた達のタッグ作戦
とやらを聞かせてもらい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了ッ！！　作戦の名は“怪奇の館こわいこわい
　大作戦”であ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